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="none"/>
    </style:style>
    <style:style style:name="Table2" style:family="table">
      <style:table-properties style:width="6.075in" fo:margin-left="-0.075in" table:align="left" style:writing-mode="lr-tb"/>
    </style:style>
    <style:style style:name="Table2.A" style:family="table-column">
      <style:table-column-properties style:column-width="2.075in"/>
    </style:style>
    <style:style style:name="Table2.B" style:family="table-column">
      <style:table-column-properties style:column-width="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>
      <style:table-cell-properties style:vertical-align="bottom" fo:padding-left="0.075in" fo:padding-right="0.075in" fo:padding-top="0in" fo:padding-bottom="0in" fo:border="none"/>
    </style:style>
    <style:style style:name="Table3" style:family="table">
      <style:table-properties style:width="6.075in" fo:margin-left="-0.075in" table:align="left" style:writing-mode="lr-tb"/>
    </style:style>
    <style:style style:name="Table3.A" style:family="table-column">
      <style:table-column-properties style:column-width="3.075in"/>
    </style:style>
    <style:style style:name="Table3.B" style:family="table-column">
      <style:table-column-properties style:column-width="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075in" fo:margin-left="-0.075in" table:align="left" style:writing-mode="lr-tb"/>
    </style:style>
    <style:style style:name="Table4.A" style:family="table-column">
      <style:table-column-properties style:column-width="3.075in"/>
    </style:style>
    <style:style style:name="Table4.B" style:family="table-column">
      <style:table-column-properties style:column-width="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B1" style:family="table-cell">
      <style:table-cell-properties style:vertical-align="bottom" fo:padding-left="0.075in" fo:padding-right="0.075in" fo:padding-top="0in" fo:padding-bottom="0in" fo:border="none"/>
    </style:style>
    <style:style style:name="Table5" style:family="table">
      <style:table-properties style:width="6.075in" fo:margin-left="-0.075in" table:align="left" style:writing-mode="lr-tb"/>
    </style:style>
    <style:style style:name="Table5.A" style:family="table-column">
      <style:table-column-properties style:column-width="3.075in"/>
    </style:style>
    <style:style style:name="Table5.B" style:family="table-column">
      <style:table-column-properties style:column-width="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B1" style:family="table-cell">
      <style:table-cell-properties style:vertical-align="bottom" fo:padding-left="0.075in" fo:padding-right="0.075in" fo:padding-top="0in" fo:padding-bottom="0in" fo:border="none"/>
    </style:style>
    <style:style style:name="Table6" style:family="table">
      <style:table-properties style:width="6.075in" fo:margin-left="-0.075in" table:align="left" style:writing-mode="lr-tb"/>
    </style:style>
    <style:style style:name="Table6.A" style:family="table-column">
      <style:table-column-properties style:column-width="2.075in"/>
    </style:style>
    <style:style style:name="Table6.B" style:family="table-column">
      <style:table-column-properties style:column-width="2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6.B1" style:family="table-cell">
      <style:table-cell-properties style:vertical-align="bottom" fo:padding-left="0.075in" fo:padding-right="0.075in" fo:padding-top="0in" fo:padding-bottom="0in" fo:border="none"/>
    </style:style>
    <style:style style:name="Table7" style:family="table">
      <style:table-properties style:width="6.075in" fo:margin-left="-0.075in" table:align="left" style:writing-mode="lr-tb"/>
    </style:style>
    <style:style style:name="Table7.A" style:family="table-column">
      <style:table-column-properties style:column-width="3.07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B1" style:family="table-cell">
      <style:table-cell-properties style:vertical-align="bottom" fo:padding-left="0.075in" fo:padding-right="0.075in" fo:padding-top="0in" fo:padding-bottom="0in" fo:border="none"/>
    </style:style>
    <style:style style:name="Table8" style:family="table">
      <style:table-properties style:width="6.075in" fo:margin-left="-0.075in" table:align="left" style:writing-mode="lr-tb"/>
    </style:style>
    <style:style style:name="Table8.A" style:family="table-column">
      <style:table-column-properties style:column-width="3.075in"/>
    </style:style>
    <style:style style:name="Table8.B" style:family="table-column">
      <style:table-column-properties style:column-width="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8.B1" style:family="table-cell">
      <style:table-cell-properties style:vertical-align="bottom"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line-height-at-least="0.261in" style:text-autospace="none"/>
    </style:style>
    <style:style style:name="P2" style:family="paragraph" style:parent-style-name="Standard" style:list-style-name="">
      <style:paragraph-properties style:line-height-at-least="0.261in" style:text-autospace="none"/>
      <style:text-properties style:use-window-font-color="true" style:font-name="Helvetica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3" style:family="paragraph" style:parent-style-name="Standard" style:list-style-name="">
      <style:paragraph-properties style:line-height-at-least="0.261in" style:text-autospace="none"/>
      <style:text-properties style:use-window-font-color="true" style:font-name="Helvetica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4" style:family="paragraph" style:parent-style-name="Standard" style:list-style-name="">
      <style:paragraph-properties style:line-height-at-least="0.261in" style:text-autospace="none"/>
      <style:text-properties style:use-window-font-color="true" style:font-name="Helvetica" fo:font-size="12pt" fo:letter-spacing="normal" fo:font-style="italic" fo:font-weight="normal" style:letter-kerning="false" style:font-name-asian="Helvetica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P5" style:family="paragraph" style:parent-style-name="Standard" style:list-style-name="">
      <style:paragraph-properties style:line-height-at-least="0.261in" style:text-autospace="none"/>
      <style:text-properties style:use-window-font-color="true" style:font-name="Helvetica" fo:font-size="12pt" fo:letter-spacing="normal" fo:font-style="normal" fo:font-weight="normal" style:letter-kerning="false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6" style:family="paragraph" style:parent-style-name="Standard" style:list-style-name="">
      <style:paragraph-properties style:line-height-at-least="0.261in" style:text-autospace="none"/>
      <style:text-properties style:use-window-font-color="true" style:font-name="Helvetica" fo:font-size="12pt" fo:letter-spacing="normal" fo:font-style="normal" fo:font-weight="bold" style:letter-kerning="false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P7" style:family="paragraph" style:parent-style-name="Standard" style:list-style-name="">
      <style:paragraph-properties style:line-height-at-least="0.261in" fo:text-align="end" style:justify-single-word="false" style:text-autospace="none"/>
      <style:text-properties fo:color="#878787" style:font-name="Helvetica" fo:font-size="13pt" fo:letter-spacing="normal" fo:font-style="italic" fo:font-weight="normal" style:letter-kerning="false" style:font-name-asian="Helvetica" style:font-size-asian="13pt" style:font-style-asian="italic" style:font-weight-asian="normal" style:font-name-complex="Helvetica" style:font-size-complex="13pt" style:font-style-complex="italic" style:font-weight-complex="normal"/>
    </style:style>
    <style:style style:name="P8" style:family="paragraph" style:parent-style-name="Standard" style:list-style-name="">
      <style:paragraph-properties fo:margin-top="0in" fo:margin-bottom="0.1862in" style:line-height-at-least="0.261in" style:text-autospace="none"/>
    </style:style>
    <style:style style:name="P9" style:family="paragraph" style:parent-style-name="Standard" style:list-style-name="">
      <style:paragraph-properties fo:margin-top="0in" fo:margin-bottom="0.1862in" style:line-height-at-least="0.261in" style:text-autospace="none"/>
      <style:text-properties style:use-window-font-color="true" style:font-name="Helvetica" fo:font-size="13pt" fo:letter-spacing="normal" fo:font-weight="normal" style:letter-kerning="false" style:font-name-asian="Helvetica" style:font-size-asian="13pt" style:font-weight-asian="normal" style:font-name-complex="Helvetica" style:font-size-complex="13pt" style:font-weight-complex="normal"/>
    </style:style>
    <style:style style:name="P10" style:family="paragraph" style:parent-style-name="Standard" style:list-style-name="">
      <style:paragraph-properties fo:margin-top="0in" fo:margin-bottom="0.1862in" style:line-height-at-least="0.261in" style:text-autospace="none"/>
      <style:text-properties style:use-window-font-color="true" style:font-name="Helvetica" fo:font-size="13pt" fo:letter-spacing="normal" fo:font-weight="bold" style:letter-kerning="false" style:font-name-asian="Helvetica" style:font-size-asian="13pt" style:font-weight-asian="bold" style:font-name-complex="Helvetica" style:font-size-complex="13pt" style:font-weight-complex="bold"/>
    </style:style>
    <style:style style:name="P11" style:family="paragraph" style:parent-style-name="Standard" style:list-style-name="">
      <style:paragraph-properties fo:margin-top="0in" fo:margin-bottom="0.1862in" style:line-height-at-least="0.261in" style:text-autospace="none"/>
      <style:text-properties style:use-window-font-color="true" style:font-name="Helvetica" fo:font-size="13pt" fo:letter-spacing="normal" fo:font-style="normal" fo:font-weight="normal" style:letter-kerning="false" style:font-name-asian="Helvetica" style:font-size-asian="13pt" style:font-style-asian="normal" style:font-weight-asian="normal" style:font-name-complex="Helvetica" style:font-size-complex="13pt" style:font-style-complex="normal" style:font-weight-complex="normal"/>
    </style:style>
    <style:style style:name="P12" style:family="paragraph" style:parent-style-name="Standard" style:list-style-name="">
      <style:paragraph-properties fo:margin-top="0in" fo:margin-bottom="0.1862in" style:line-height-at-least="0.261in" style:text-autospace="none"/>
      <style:text-properties style:use-window-font-color="true" style:font-name="Helvetica" fo:font-size="13pt" fo:letter-spacing="normal" fo:font-style="normal" fo:font-weight="bold" style:letter-kerning="false" style:font-name-asian="Helvetica" style:font-size-asian="13pt" style:font-style-asian="normal" style:font-weight-asian="bold" style:font-name-complex="Helvetica" style:font-size-complex="13pt" style:font-style-complex="normal" style:font-weight-complex="bold"/>
    </style:style>
    <style:style style:name="P13" style:family="paragraph" style:parent-style-name="Standard" style:list-style-name="">
      <style:paragraph-properties fo:margin-top="0in" fo:margin-bottom="0.2799in" style:line-height-at-least="0.2799in" style:text-autospace="none"/>
      <style:text-properties style:use-window-font-color="true" style:font-name="Helvetica" fo:font-size="13pt" fo:letter-spacing="normal" fo:font-weight="bold" style:letter-kerning="false" style:font-name-asian="Helvetica" style:font-size-asian="13pt" style:font-weight-asian="bold" style:font-name-complex="Helvetica" style:font-size-complex="13pt" style:font-weight-complex="bold"/>
    </style:style>
    <style:style style:name="P14" style:family="paragraph" style:parent-style-name="Standard" style:list-style-name="">
      <style:paragraph-properties fo:margin-top="0in" fo:margin-bottom="0.2799in" style:line-height-at-least="0.2799in" style:text-autospace="none"/>
      <style:text-properties style:use-window-font-color="true" style:font-name="Helvetica" fo:font-size="13pt" fo:letter-spacing="normal" fo:font-style="normal" fo:font-weight="bold" style:letter-kerning="false" style:font-name-asian="Helvetica" style:font-size-asian="13pt" style:font-style-asian="normal" style:font-weight-asian="bold" style:font-name-complex="Helvetica" style:font-size-complex="13pt" style:font-style-complex="normal" style:font-weight-complex="bold"/>
    </style:style>
    <style:style style:name="P15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use-window-font-color="true" style:font-name="Helvetica" fo:font-size="12pt" fo:letter-spacing="normal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T3" style:family="text">
      <style:text-properties style:use-window-font-color="true" style:font-name="Helvetica" fo:font-size="12pt" fo:letter-spacing="normal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T4" style:family="text">
      <style:text-properties style:use-window-font-color="true" style:font-name="Helvetica" fo:font-size="12pt" fo:letter-spacing="normal" fo:font-style="normal" fo:font-weight="normal" style:letter-kerning="false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5" style:family="text">
      <style:text-properties style:use-window-font-color="true" style:font-name="Helvetica" fo:font-size="13pt" fo:letter-spacing="normal" fo:font-weight="normal" style:letter-kerning="false" style:font-name-asian="Helvetica" style:font-size-asian="13pt" style:font-weight-asian="normal" style:font-name-complex="Helvetica" style:font-size-complex="13pt" style:font-weight-complex="normal"/>
    </style:style>
    <style:style style:name="T6" style:family="text">
      <style:text-properties style:use-window-font-color="true" style:font-name="Helvetica" fo:font-size="13pt" fo:letter-spacing="normal" fo:font-weight="bold" style:letter-kerning="false" style:font-name-asian="Helvetica" style:font-size-asian="13pt" style:font-weight-asian="bold" style:font-name-complex="Helvetica" style:font-size-complex="13pt" style:font-weight-complex="bold"/>
    </style:style>
    <style:style style:name="T7" style:family="text">
      <style:text-properties style:use-window-font-color="true" style:font-name="Helvetica" fo:font-size="13pt" fo:letter-spacing="normal" fo:font-style="normal" fo:font-weight="normal" style:letter-kerning="false" style:font-name-asian="Helvetica" style:font-size-asian="13pt" style:font-style-asian="normal" style:font-weight-asian="normal" style:font-name-complex="Helvetica" style:font-size-complex="13pt" style:font-style-complex="normal" style:font-weight-complex="normal"/>
    </style:style>
    <style:style style:name="T8" style:family="text">
      <style:text-properties style:use-window-font-color="true" style:font-name="Helvetica" fo:font-size="13pt" fo:letter-spacing="normal" fo:font-style="normal" fo:font-weight="bold" style:letter-kerning="false" style:font-name-asian="Helvetica" style:font-size-asian="13pt" style:font-style-asian="normal" style:font-weight-asian="bold" style:font-name-complex="Helvetica" style:font-size-complex="13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eServeEveryone Clinic</text:p>
          </table:table-cell>
          <table:table-cell table:style-name="Table1.B1" office:value-type="string">
            <text:p text:style-name="P3"> </text:p>
          </table:table-cell>
        </table:table-row>
        <table:table-row table:style-name="Table1.1">
          <table:table-cell table:style-name="Table1.A1" office:value-type="string">
            <text:p text:style-name="P3">1111 First Street California</text:p>
            <text:p text:style-name="P3">111-111-11111   Fax: 111-111-1111</text:p>
          </table:table-cell>
          <table:table-cell table:style-name="Table1.B1" office:value-type="string">
            <text:p text:style-name="P3">Chart Summary</text:p>
          </table:table-cell>
        </table:table-row>
      </table:table>
      <text:p text:style-name="P8"><text:span text:style-name="Default_20_Paragraph_20_Font"><text:span text:style-name="T6">Monica Smith</text:span></text:span>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3">Home: 444-444-4444</text:p>
            <text:p text:style-name="P3">Female  DOB: 04/04/1950</text:p>
          </table:table-cell>
          <table:table-cell table:style-name="Table2.B1" office:value-type="string">
            <text:p text:style-name="P3">0000-44444</text:p>
          </table:table-cell>
          <table:table-cell table:style-name="Table2.B1" office:value-type="string">
            <text:p text:style-name="P3">Ins: Commercial 8927</text:p>
          </table:table-cell>
        </table:table-row>
      </table:table>
      <text:p text:style-name="P9">                                                     </text:p>
      <text:p text:style-name="P13">Patient Information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3">Name:</text:span><text:span text:style-name="T2"> Monica Smith</text:span></text:p>
          </table:table-cell>
          <table:table-cell table:style-name="Table3.A1" office:value-type="string">
            <text:p text:style-name="P1"><text:span text:style-name="T3">Home Phone:</text:span><text:span text:style-name="T2"> 0904342323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Address: </text:span><text:span text:style-name="T2">4444 Olin Ave</text:span></text:p>
            <text:p text:style-name="P3">                San Jose, California</text:p>
          </table:table-cell>
          <table:table-cell table:style-name="Table3.A1" office:value-type="string">
            <text:p text:style-name="P2">Office Phone:</text:p>
          </table:table-cell>
        </table:table-row>
        <table:table-row table:style-name="Table3.1">
          <table:table-cell table:style-name="Table3.A1" office:value-type="string">
            <text:p text:style-name="P1"><text:span text:style-name="T3">Patient ID:</text:span><text:span text:style-name="T2"> 0000-44444</text:span></text:p>
          </table:table-cell>
          <table:table-cell table:style-name="Table3.A1" office:value-type="string">
            <text:p text:style-name="P2">Fax:+44-208-12-4434367</text:p>
          </table:table-cell>
        </table:table-row>
        <table:table-row table:style-name="Table3.1">
          <table:table-cell table:style-name="Table3.A1" office:value-type="string">
            <text:p text:style-name="P1"><text:span text:style-name="T3">Birth Date</text:span><text:span text:style-name="T2">: 04/04/1950</text:span></text:p>
          </table:table-cell>
          <table:table-cell table:style-name="Table3.A1" office:value-type="string">
            <text:p text:style-name="P1"><text:span text:style-name="T3">Status: </text:span><text:span text:style-name="T2">Active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Gender:</text:span><text:span text:style-name="T2"> Female</text:span></text:p>
          </table:table-cell>
          <table:table-cell table:style-name="Table3.A1" office:value-type="string">
            <text:p text:style-name="P1"><text:span text:style-name="T3">Marital Status:</text:span><text:span text:style-name="T2"> Divorced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Contact By:</text:span><text:span text:style-name="T2"> Phone</text:span></text:p>
          </table:table-cell>
          <table:table-cell table:style-name="Table3.A1" office:value-type="string">
            <text:p text:style-name="P1"><text:span text:style-name="T3">Race:</text:span><text:span text:style-name="T2"> Black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Soc Sec No:</text:span><text:span text:style-name="T2"> 432-488-8315</text:span></text:p>
          </table:table-cell>
          <table:table-cell table:style-name="Table3.A1" office:value-type="string">
            <text:p text:style-name="P1"><text:span text:style-name="T3">Language:</text:span><text:span text:style-name="T2"> English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Resp Prov:</text:span><text:span text:style-name="T2"> Carl Savem</text:span></text:p>
          </table:table-cell>
          <table:table-cell table:style-name="Table3.A1" office:value-type="string">
            <text:p text:style-name="P1"><text:span text:style-name="T3">MRN:</text:span><text:span text:style-name="T2"> MR-111-1111</text:span></text:p>
          </table:table-cell>
        </table:table-row>
        <table:table-row table:style-name="Table3.1">
          <table:table-cell table:style-name="Table3.A1" office:value-type="string">
            <text:p text:style-name="P2">Referred by:</text:p>
          </table:table-cell>
          <table:table-cell table:style-name="Table3.A1" office:value-type="string">
            <text:p text:style-name="P1"><text:span text:style-name="T3">Emp. Status:</text:span><text:span text:style-name="T2"> Full-time</text:span></text:p>
          </table:table-cell>
        </table:table-row>
        <table:table-row table:style-name="Table3.1">
          <table:table-cell table:style-name="Table3.A1" office:value-type="string">
            <text:p text:style-name="P2">Email:monicacarl@ymail.com</text:p>
          </table:table-cell>
          <table:table-cell table:style-name="Table3.A1" office:value-type="string">
            <text:p text:style-name="P1"><text:span text:style-name="T3">Sens Chart:</text:span><text:span text:style-name="T2"> No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Home LOC:</text:span><text:span text:style-name="T2">WeServeEveryone</text:span></text:p>
          </table:table-cell>
          <table:table-cell table:style-name="Table3.A1" office:value-type="string">
            <text:p text:style-name="P1"><text:span text:style-name="T3">External ID:</text:span><text:span text:style-name="T2"> MR-111-1111</text:span><text:soft-page-break/></text:p>
          </table:table-cell>
        </table:table-row>
      </table:table>
      <text:p text:style-name="P13">Problems</text:p>
      <text:p text:style-name="P8"><text:span text:style-name="T5">DIABETES MELLITUS (ICD-250.) HYPERTENSION, BENIGN ESSENTIAL (ICD-401.1)</text:span></text:p>
      <text:p text:style-name="P13">Medications</text:p>
      <text:p text:style-name="P8"><text:span text:style-name="T5">PRINIVIL TABS 20 MG (LISINOPRIL) 1 po qd Last Refill: #30 x 2 : Carl Savem MD (08/27/2010) HUMULIN INJ 70/30 (INSULIN REG &amp; ISOPHANE (HUMAN)) 20 units ac breakfast Last Refill: #600 u x 0 : Carl Savem MD (08/27/2010)</text:span></text:p>
      <text:p text:style-name="P13">Directives</text:p>
      <text:p text:style-name="P10">Allergies and Adverse Reactions (! = critical)</text:p>
      <text:p text:style-name="P10">Services Due</text:p>
      <text:p text:style-name="P9">FLU VAX, PNEUMOVAX, MICROALB URN</text:p>
      <text:p text:style-name="P8"><text:span text:style-name="T6">3/18/2011 - Office Visit: F/u Diabetes Provider: Carl Savem MD Location of Care: WeServeEveryone Clinic</text:span></text:p>
      <text:p text:style-name="P10">OFFICE VISIT</text:p>
      <text:p text:style-name="P8"><text:span text:style-name="T6">History of Present Illness </text:span><text:span text:style-name="T5"> </text:span><text:span text:style-name="T6">Reason for visit:</text:span><text:span text:style-name="T5"> Routine follow up  </text:span><text:span text:style-name="T6">Chief Complaint:</text:span><text:span text:style-name="T5"> No complaints</text:span></text:p>
      <text:p text:style-name="P10">History</text:p>
      <text:p text:style-name="P8"><text:span text:style-name="T6">Diabetes Management </text:span><text:span text:style-name="T5"> </text:span><text:span text:style-name="T6">Hyperglycemic Symptoms </text:span><text:span text:style-name="T5"> </text:span><text:span text:style-name="T6">Polyuria:</text:span><text:span text:style-name="T5"> no </text:span><text:span text:style-name="T6">Polydipsia</text:span><text:span text:style-name="T5">: no </text:span><text:span text:style-name="T6">Blurred vision:</text:span><text:span text:style-name="T5"> no</text:span></text:p>
      <text:p text:style-name="P8"><text:soft-page-break/><text:span text:style-name="T6">Sympathomimetic Symptoms </text:span><text:span text:style-name="T5"> </text:span><text:span text:style-name="T6">Diaphoresis:</text:span><text:span text:style-name="T5"> no </text:span><text:span text:style-name="T6">Agitation:</text:span><text:span text:style-name="T5"> no </text:span><text:span text:style-name="T6">Tremor:</text:span><text:span text:style-name="T5"> no </text:span><text:span text:style-name="T6">Palpitations:</text:span><text:span text:style-name="T5"> no </text:span><text:span text:style-name="T6">Insomnia:</text:span><text:span text:style-name="T5"> no</text:span></text:p>
      <text:p text:style-name="P8"><text:span text:style-name="T6">Neuroglycopenic Symptoms </text:span><text:span text:style-name="T5"> </text:span><text:span text:style-name="T6">Confusion:</text:span><text:span text:style-name="T5"> no </text:span><text:span text:style-name="T6">Lethargy:</text:span><text:span text:style-name="T5"> no </text:span><text:span text:style-name="T6">Somnolence:</text:span><text:span text:style-name="T5"> no </text:span><text:span text:style-name="T6">Amnesia:</text:span><text:span text:style-name="T5"> no </text:span><text:span text:style-name="T6">Stupor:</text:span><text:span text:style-name="T5"> no </text:span><text:span text:style-name="T6">Seizures:</text:span><text:span text:style-name="T5"> no</text:span></text:p>
      <text:p text:style-name="P13">Review of Systems</text:p>
      <text:p text:style-name="P8"><text:span text:style-name="T6">General:</text:span><text:span text:style-name="T5"> denies fatigue, malaise, fever, weight loss </text:span><text:span text:style-name="T6">Eyes:</text:span><text:span text:style-name="T5"> denies blurring, diplopia, irritation, discharge </text:span><text:span text:style-name="T6">Ear/Nose/Throat:</text:span><text:span text:style-name="T5"> denies ear pain or discharge, nasal obstruction or discharge, sore throat </text:span><text:span text:style-name="T6">Cardiovascular:</text:span><text:span text:style-name="T5"> denies chest pain, palpitations, paroxysmal nocturnal dyspnea, orthopnea, edema Respiratory: denies coughing, wheezing, dyspnea, hemoptysis </text:span><text:span text:style-name="T6">Gastrointestinal:</text:span><text:span text:style-name="T5"> denies abdominal pain, dysphagia, nausea, vomiting, diarrhea, constipation </text:span><text:span text:style-name="T6">Genitourinary:</text:span><text:span text:style-name="T5"> denies hematuria, frequency, urgency, dysuria, discharge, impotence, incontinence </text:span><text:span text:style-name="T6">Musculoskeletal:</text:span><text:span text:style-name="T5"> denies back pain, joint swelling, joint stiffness, joint pain </text:span><text:span text:style-name="T6">Skin:</text:span><text:span text:style-name="T5"> denies rashes, itching, lumps, sores, lesions, color change </text:span><text:span text:style-name="T6">Neurologic</text:span><text:span text:style-name="T5">: denies syncope, seizures, transient paralysis, weakness, paresthesias </text:span><text:span text:style-name="T6">Psychiatric</text:span><text:span text:style-name="T5">: denies depression, anxiety, mental disturbance, difficulty sleeping, suicidal ideation, hallucinations, paranoia </text:span><text:span text:style-name="T6">Endocrine: denies polyuria, polydipsia, polyphagia, weight change, heat or cold intolerance Heme/Lymphatic:</text:span><text:span text:style-name="T5"> denies easy or excessive bruising, history of blood transfusions, anemia, bleeding disorders, adenopathy, chills, sweats </text:span><text:span text:style-name="T6">Allergic/Immunologic:</text:span><text:span text:style-name="T5"> denies urticaria, hay fever, frequent UTIs; denies HIV high risk behaviors</text:span></text:p>
      <text:p text:style-name="P13">Vital Sign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WeServeEveryone Clinic</text:p>
          </table:table-cell>
          <table:table-cell table:style-name="Table4.B1" office:value-type="string">
            <text:p text:style-name="P4">March 24, 2011</text:p>
          </table:table-cell>
        </table:table-row>
        <table:table-row table:style-name="Table4.1">
          <table:table-cell table:style-name="Table4.A1" office:value-type="string">
            <text:p text:style-name="P5">1111 First Street California</text:p>
            <text:p text:style-name="P5">111-111-11111   Fax: 111-111-1111</text:p>
          </table:table-cell>
          <table:table-cell table:style-name="Table4.A1" office:value-type="string">
            <text:p text:style-name="P5">Page 2</text:p>
            <text:p text:style-name="P5">Chart Summary</text:p>
          </table:table-cell>
        </table:table-row>
      </table:table>
      <text:p text:style-name="P8"><text:span text:style-name="T7">Ht: </text:span><text:span text:style-name="T8">64 in.</text:span><text:span text:style-name="T7"> Wt: </text:span><text:span text:style-name="T8">140 lbs.</text:span><text:span text:style-name="T7">T: </text:span><text:span text:style-name="T8">98.0</text:span><text:span text:style-name="T7"> degF. T site: </text:span><text:span text:style-name="T8">oral</text:span><text:span text:style-name="T7"> P: </text:span><text:span text:style-name="T8">72</text:span><text:span text:style-name="T7"> Rhythm: </text:span><text:span text:style-name="T8">regular</text:span><text:span text:style-name="T7"> R: </text:span><text:span text:style-name="T8">16</text:span><text:span text:style-name="T7"> BP: </text:span><text:span text:style-name="T8">158/90</text:span></text:p>
      <text:p text:style-name="P14">Physical Exam</text:p>
      <text:p text:style-name="P8"><text:span text:style-name="T8">General Appearance:</text:span><text:span text:style-name="T7"> well developed, well nourished, no acute distress </text:span><text:span text:style-name="T8">Eyes:</text:span><text:span text:style-name="T7"> conjunctiva and lids normal, PERRLA, EOMI, fundi WNL </text:span><text:span text:style-name="T8">Ears, Nose, Mouth, </text:span><text:soft-page-break/><text:span text:style-name="T8">Throat:</text:span><text:span text:style-name="T7"> TM clear, nares clear, oral exam WNL </text:span><text:span text:style-name="T8">Respiratory:</text:span><text:span text:style-name="T7"> clear to auscultation and percussion, respiratory effort normal </text:span><text:span text:style-name="T8">Cardiovascular:</text:span><text:span text:style-name="T7"> regular rate and rhythm, S1-S2, no murmur, rub or gallop, no bruits, peripheral pulses normal and symmetric, no cyanosis, clubbing, edema or varicosities </text:span><text:span text:style-name="T8">Skin:</text:span><text:span text:style-name="T7"> clear, good turgor, color WNL, no rashes, lesions, or ulcerations</text:span></text:p>
      <text:p text:style-name="P8"><text:span text:style-name="T8">Problems (including changes):</text:span><text:span text:style-name="T7"> Blood pressure is lower. Feet are inspected and there are no callouses, no compromised skin. No vision complaints.</text:span></text:p>
      <text:p text:style-name="P8"><text:span text:style-name="T8">Impression:</text:span><text:span text:style-name="T7"> Sub optimal sugar, control with retinopathy and neuropathy, high glucometer readings. Will work harder on diet. Will increase insulin by 2 units.</text:span></text:p>
      <text:p text:style-name="P8"><text:span text:style-name="T8">Home Glucose Monitoring:</text:span><text:span text:style-name="T7"> AC breakfast 110 to 220 AC breakfast mean 142 AC dinner 100 to 250 AC dinner mean 120</text:span></text:p>
      <text:p text:style-name="P14">Plan</text:p>
      <text:p text:style-name="P8"><text:span text:style-name="T8">Medications:</text:span><text:span text:style-name="T7"> HUMULIN INJ 70/30 20 u ac breakfast</text:span></text:p>
      <text:p text:style-name="P11">PRINIVIL TABS 20 MG 1 qd</text:p>
      <text:p text:style-name="P8"><text:span text:style-name="T8">Treatment:</text:span><text:span text:style-name="T7"> Will have annual foot exam at next visit.</text:span></text:p>
      <text:p text:style-name="P14">Orders:</text:p>
      <text:p text:style-name="P8"><text:span text:style-name="T7">UA Metabolic Panel</text:span></text:p>
      <text:p text:style-name="P8"><text:span text:style-name="T8">Education/Counseling (time):</text:span><text:span text:style-name="T7"> 5 minutes</text:span></text:p>
      <text:p text:style-name="P8"><text:span text:style-name="T8">Coordination of Care (time):</text:span><text:span text:style-name="T7"> 20 minutes</text:span></text:p>
      <text:p text:style-name="P8"><text:span text:style-name="T8">Follow-up/Return Visit:</text:span><text:span text:style-name="T7"> 3 months</text:span></text:p>
      <text:p text:style-name="P8"><text:span text:style-name="T8">Disposition:</text:span><text:span text:style-name="T7"> return to clinic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WeServeEveryone Clinic</text:p>
          </table:table-cell>
          <table:table-cell table:style-name="Table5.B1" office:value-type="string">
            <text:p text:style-name="P4">March 24, 2011</text:p>
          </table:table-cell>
        </table:table-row>
        <table:table-row table:style-name="Table5.1">
          <table:table-cell table:style-name="Table5.A1" office:value-type="string">
            <text:p text:style-name="P5">1111 First Street California</text:p>
            <text:p text:style-name="P5">111-111-11111   Fax: 111-111-1111</text:p>
          </table:table-cell>
          <table:table-cell table:style-name="Table5.A1" office:value-type="string">
            <text:p text:style-name="P5">Page 2</text:p>
            <text:p text:style-name="P5">Chart Summary</text:p>
          </table:table-cell>
        </table:table-row>
      </table:table>
      <text:p text:style-name="P12">03/18/2011 - Lab Report: Metabolic Panel Provider: Carl Savem MD</text:p>
      <text:p text:style-name="P12"><text:soft-page-break/>Tests:</text:p>
      <text:p text:style-name="P11">(1) Metabolic Panel(ML-03CHEM)</text:p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5">ALK PHOS</text:p>
          </table:table-cell>
          <table:table-cell table:style-name="Table6.B1" office:value-type="string">
            <text:p text:style-name="P5">72</text:p>
          </table:table-cell>
          <table:table-cell table:style-name="Table6.B1" office:value-type="string">
            <text:p text:style-name="P5">35-100</text:p>
          </table:table-cell>
        </table:table-row>
        <table:table-row table:style-name="Table6.1">
          <table:table-cell table:style-name="Table6.A1" office:value-type="string">
            <text:p text:style-name="P5">BG  RANDOM</text:p>
          </table:table-cell>
          <table:table-cell table:style-name="Table6.B1" office:value-type="string">
            <text:p text:style-name="P5">125  mg/dl</text:p>
          </table:table-cell>
          <table:table-cell table:style-name="Table6.B1" office:value-type="string">
            <text:p text:style-name="P5">70-125</text:p>
          </table:table-cell>
        </table:table-row>
        <table:table-row table:style-name="Table6.1">
          <table:table-cell table:style-name="Table6.A1" office:value-type="string">
            <text:p text:style-name="P5">BUN</text:p>
          </table:table-cell>
          <table:table-cell table:style-name="Table6.B1" office:value-type="string">
            <text:p text:style-name="P5">16  mg/dl</text:p>
          </table:table-cell>
          <table:table-cell table:style-name="Table6.B1" office:value-type="string">
            <text:p text:style-name="P5">7-25</text:p>
          </table:table-cell>
        </table:table-row>
        <table:table-row table:style-name="Table6.1">
          <table:table-cell table:style-name="Table6.A1" office:value-type="string">
            <text:p text:style-name="P5">CALCIUM </text:p>
          </table:table-cell>
          <table:table-cell table:style-name="Table6.B1" office:value-type="string">
            <text:p text:style-name="P5">9.6  mg/dl</text:p>
          </table:table-cell>
          <table:table-cell table:style-name="Table6.B1" office:value-type="string">
            <text:p text:style-name="P5">8.2-10.2</text:p>
          </table:table-cell>
        </table:table-row>
        <table:table-row table:style-name="Table6.1">
          <table:table-cell table:style-name="Table6.A1" office:value-type="string">
            <text:p text:style-name="P5">CHLORIDE  </text:p>
          </table:table-cell>
          <table:table-cell table:style-name="Table6.B1" office:value-type="string">
            <text:p text:style-name="P5">101  mmol/l </text:p>
          </table:table-cell>
          <table:table-cell table:style-name="Table6.B1" office:value-type="string">
            <text:p text:style-name="P5">96-109</text:p>
          </table:table-cell>
        </table:table-row>
        <table:table-row table:style-name="Table6.1">
          <table:table-cell table:style-name="Table6.A1" office:value-type="string">
            <text:p text:style-name="P5">CO2</text:p>
          </table:table-cell>
          <table:table-cell table:style-name="Table6.B1" office:value-type="string">
            <text:p text:style-name="P5">27  mmol/l </text:p>
          </table:table-cell>
          <table:table-cell table:style-name="Table6.B1" office:value-type="string">
            <text:p text:style-name="P5">23-29</text:p>
          </table:table-cell>
        </table:table-row>
        <table:table-row table:style-name="Table6.1">
          <table:table-cell table:style-name="Table6.A1" office:value-type="string">
            <text:p text:style-name="P5">CREATININE </text:p>
          </table:table-cell>
          <table:table-cell table:style-name="Table6.B1" office:value-type="string">
            <text:p text:style-name="P5">0.7  mg/dl   </text:p>
          </table:table-cell>
          <table:table-cell table:style-name="Table6.B1" office:value-type="string">
            <text:p text:style-name="P5">0.6-1.2</text:p>
          </table:table-cell>
        </table:table-row>
        <table:table-row table:style-name="Table6.1">
          <table:table-cell table:style-name="Table6.A1" office:value-type="string">
            <text:p text:style-name="P5">PO4 </text:p>
          </table:table-cell>
          <table:table-cell table:style-name="Table6.B1" office:value-type="string">
            <text:p text:style-name="P5">2.9  mg/dl </text:p>
          </table:table-cell>
          <table:table-cell table:style-name="Table6.B1" office:value-type="string">
            <text:p text:style-name="P5">2.5-4.5</text:p>
          </table:table-cell>
        </table:table-row>
        <table:table-row table:style-name="Table6.1">
          <table:table-cell table:style-name="Table6.A1" office:value-type="string">
            <text:p text:style-name="P5">POTASSIUM </text:p>
          </table:table-cell>
          <table:table-cell table:style-name="Table6.B1" office:value-type="string">
            <text:p text:style-name="P5">4.5  mmol/l </text:p>
          </table:table-cell>
          <table:table-cell table:style-name="Table6.B1" office:value-type="string">
            <text:p text:style-name="P5">3.5-5.3</text:p>
          </table:table-cell>
        </table:table-row>
        <table:table-row table:style-name="Table6.1">
          <table:table-cell table:style-name="Table6.A1" office:value-type="string">
            <text:p text:style-name="P5">SGOT  (AST) </text:p>
          </table:table-cell>
          <table:table-cell table:style-name="Table6.B1" office:value-type="string">
            <text:p text:style-name="P5">31  U/L  </text:p>
          </table:table-cell>
          <table:table-cell table:style-name="Table6.B1" office:value-type="string">
            <text:p text:style-name="P5">0-40</text:p>
          </table:table-cell>
        </table:table-row>
        <table:table-row table:style-name="Table6.1">
          <table:table-cell table:style-name="Table6.A1" office:value-type="string">
            <text:p text:style-name="P5">BILI  TOTAL</text:p>
          </table:table-cell>
          <table:table-cell table:style-name="Table6.B1" office:value-type="string">
            <text:p text:style-name="P5">0.7  mg/dl</text:p>
          </table:table-cell>
          <table:table-cell table:style-name="Table6.B1" office:value-type="string">
            <text:p text:style-name="P5">0.0-1.3</text:p>
          </table:table-cell>
        </table:table-row>
        <table:table-row table:style-name="Table6.1">
          <table:table-cell table:style-name="Table6.A1" office:value-type="string">
            <text:p text:style-name="P5">URIC  ACID  </text:p>
          </table:table-cell>
          <table:table-cell table:style-name="Table6.B1" office:value-type="string">
            <text:p text:style-name="P5">4.8  mg/dl</text:p>
          </table:table-cell>
          <table:table-cell table:style-name="Table6.B1" office:value-type="string">
            <text:p text:style-name="P5">3.4-7.0</text:p>
          </table:table-cell>
        </table:table-row>
        <table:table-row table:style-name="Table6.1">
          <table:table-cell table:style-name="Table6.A1" office:value-type="string">
            <text:p text:style-name="P5">LDH,  TOTAL    </text:p>
          </table:table-cell>
          <table:table-cell table:style-name="Table6.B1" office:value-type="string">
            <text:p text:style-name="P5">136  IU/L  </text:p>
          </table:table-cell>
          <table:table-cell table:style-name="Table6.B1" office:value-type="string">
            <text:p text:style-name="P5">0-200</text:p>
          </table:table-cell>
        </table:table-row>
        <table:table-row table:style-name="Table6.1">
          <table:table-cell table:style-name="Table6.A1" office:value-type="string">
            <text:p text:style-name="P5">SODIUM</text:p>
          </table:table-cell>
          <table:table-cell table:style-name="Table6.B1" office:value-type="string">
            <text:p text:style-name="P5">135  mmol/l</text:p>
          </table:table-cell>
          <table:table-cell table:style-name="Table6.B1" office:value-type="string">
            <text:p text:style-name="P5">135-145</text:p>
          </table:table-cell>
        </table:table-row>
      </table:table>
      <text:p text:style-name="P11"> </text:p>
      <text:p text:style-name="P8"><text:span text:style-name="T7">(2) HbA1c Test HbA1c level 6.0% (3) Lipid Profile Cholesterol, Total   210 mg/dl Triglycerides           236 mg/dl HDL Cholesterol    36 LDL Cholesterol     107 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WeServeEveryone Clinic</text:p>
          </table:table-cell>
          <table:table-cell table:style-name="Table7.B1" office:value-type="string">
            <text:p text:style-name="P4">March 24, 2011</text:p>
          </table:table-cell>
        </table:table-row>
        <table:table-row table:style-name="Table7.1">
          <table:table-cell table:style-name="Table7.A1" office:value-type="string">
            <text:p text:style-name="P5">1111 First Street California</text:p>
            <text:p text:style-name="P5">111-111-11111   Fax: 111-111-1111</text:p>
          </table:table-cell>
          <table:table-cell table:style-name="Table7.A1" office:value-type="string">
            <text:p text:style-name="P5">Page 2</text:p>
            <text:p text:style-name="P5">Chart Summary</text:p>
          </table:table-cell>
        </table:table-row>
      </table:table>
      <text:p text:style-name="P11"><text:soft-page-break/>Female  DOB: 04/04/1950                      0000-44444                          Ins: Commercial xxxxx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 </text:p>
          </table:table-cell>
          <table:table-cell table:style-name="Table8.B1" office:value-type="string">
            <text:p text:style-name="P6">Date 03/18/2011</text:p>
          </table:table-cell>
        </table:table-row>
        <table:table-row table:style-name="Table8.1">
          <table:table-cell table:style-name="Table8.A1" office:value-type="string">
            <text:p text:style-name="P5">HEIGHT (in)</text:p>
          </table:table-cell>
          <table:table-cell table:style-name="Table8.B1" office:value-type="string">
            <text:p text:style-name="P5">64</text:p>
          </table:table-cell>
        </table:table-row>
        <table:table-row table:style-name="Table8.1">
          <table:table-cell table:style-name="Table8.A1" office:value-type="string">
            <text:p text:style-name="P5">WEIGHT (lb)</text:p>
          </table:table-cell>
          <table:table-cell table:style-name="Table8.B1" office:value-type="string">
            <text:p text:style-name="P5">140</text:p>
          </table:table-cell>
        </table:table-row>
        <table:table-row table:style-name="Table8.1">
          <table:table-cell table:style-name="Table8.A1" office:value-type="string">
            <text:p text:style-name="P5">TEMPERATURE (deg F)</text:p>
          </table:table-cell>
          <table:table-cell table:style-name="Table8.B1" office:value-type="string">
            <text:p text:style-name="P5">98</text:p>
          </table:table-cell>
        </table:table-row>
        <table:table-row table:style-name="Table8.1">
          <table:table-cell table:style-name="Table8.A1" office:value-type="string">
            <text:p text:style-name="P5">TEMP SITE</text:p>
          </table:table-cell>
          <table:table-cell table:style-name="Table8.B1" office:value-type="string">
            <text:p text:style-name="P5">oral</text:p>
          </table:table-cell>
        </table:table-row>
        <table:table-row table:style-name="Table8.1">
          <table:table-cell table:style-name="Table8.A1" office:value-type="string">
            <text:p text:style-name="P5">PULSE RATE (/min)</text:p>
          </table:table-cell>
          <table:table-cell table:style-name="Table8.B1" office:value-type="string">
            <text:p text:style-name="P5">72</text:p>
          </table:table-cell>
        </table:table-row>
        <table:table-row table:style-name="Table8.1">
          <table:table-cell table:style-name="Table8.A1" office:value-type="string">
            <text:p text:style-name="P5">PULSE RHYTHM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RESP RATE (/min)</text:p>
          </table:table-cell>
          <table:table-cell table:style-name="Table8.B1" office:value-type="string">
            <text:p text:style-name="P5">16</text:p>
          </table:table-cell>
        </table:table-row>
        <table:table-row table:style-name="Table8.1">
          <table:table-cell table:style-name="Table8.A1" office:value-type="string">
            <text:p text:style-name="P5">BP SYSTOLIC (mm Hg)</text:p>
          </table:table-cell>
          <table:table-cell table:style-name="Table8.B1" office:value-type="string">
            <text:p text:style-name="P5">158</text:p>
          </table:table-cell>
        </table:table-row>
        <table:table-row table:style-name="Table8.1">
          <table:table-cell table:style-name="Table8.A1" office:value-type="string">
            <text:p text:style-name="P5">BP DIASTOLIC (mm Hg)</text:p>
          </table:table-cell>
          <table:table-cell table:style-name="Table8.B1" office:value-type="string">
            <text:p text:style-name="P5">90</text:p>
          </table:table-cell>
        </table:table-row>
        <table:table-row table:style-name="Table8.1">
          <table:table-cell table:style-name="Table8.A1" office:value-type="string">
            <text:p text:style-name="P5">CHOLESTEROL (mg/dL)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HDL (mg/dL)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LDL (mg/dL)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BG RANDOM (mg/dL)</text:p>
          </table:table-cell>
          <table:table-cell table:style-name="Table8.B1" office:value-type="string">
            <text:p text:style-name="P5">125</text:p>
          </table:table-cell>
        </table:table-row>
        <table:table-row table:style-name="Table8.1">
          <table:table-cell table:style-name="Table8.A1" office:value-type="string">
            <text:p text:style-name="P5">CXR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EKG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PAP SMEAR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BREAST EXAM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MAMMOGRAM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HEMOCCULT</text:p>
          </table:table-cell>
          <table:table-cell table:style-name="Table8.B1" office:value-type="string">
            <text:p text:style-name="P5">neg</text:p>
          </table:table-cell>
        </table:table-row>
        <table:table-row table:style-name="Table8.1">
          <table:table-cell table:style-name="Table8.A1" office:value-type="string">
            <text:p text:style-name="P5">FLU VAX</text:p>
          </table:table-cell>
          <table:table-cell table:style-name="Table8.B1" office:value-type="string">
            <text:p text:style-name="P5"> <text:soft-page-break/></text:p>
          </table:table-cell>
        </table:table-row>
        <table:table-row table:style-name="Table8.1">
          <table:table-cell table:style-name="Table8.A1" office:value-type="string">
            <text:p text:style-name="P5">PNEUMOVAX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TD BOOSTER</text:p>
          </table:table-cell>
          <table:table-cell table:style-name="Table8.B1" office:value-type="string">
            <text:p text:style-name="P5">0.5 ml g</text:p>
          </table:table-cell>
        </table:table-row>
        <table:table-row table:style-name="Table8.1">
          <table:table-cell table:style-name="Table8.A1" office:value-type="string">
            <text:p text:style-name="P5">Foot Exam</text:p>
          </table:table-cell>
          <table:table-cell table:style-name="Table8.B1" office:value-type="string">
            <text:p text:style-name="P5"> </text:p>
          </table:table-cell>
        </table:table-row>
        <table:table-row table:style-name="Table8.1">
          <table:table-cell table:style-name="Table8.A1" office:value-type="string">
            <text:p text:style-name="P5">Eye Exam</text:p>
          </table:table-cell>
          <table:table-cell table:style-name="Table8.B1" office:value-type="string">
            <text:p text:style-name="P5">Complete</text:p>
          </table:table-cell>
        </table:table-row>
      </table:table>
      <text:p text:style-name="P7"/>
      <text:p text:style-name="Normal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dc:description/>
    <dc:subject/>
    <dc:creator>Eldo Rajan</dc:creator>
    <meta:creation-date>2015-11-25T05:52:00Z</meta:creation-date>
    <dc:date>2016-01-30T13:25:23</dc:date>
    <meta:editing-cycles>2</meta:editing-cycles>
    <meta:editing-duration>PT4S</meta:editing-duration>
    <meta:document-statistic meta:table-count="8" meta:image-count="0" meta:object-count="0" meta:page-count="7" meta:paragraph-count="185" meta:word-count="784" meta:character-count="5598"/>
    <meta:template xlink:type="simple" xlink:actuate="onRequest" xlink:title="" xlink:href="Normal.dotm"/>
  </office:meta>
</office:document-meta>
</file>